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4.9563in"/>
    </style:style>
    <style:style style:name="co3" style:family="table-column">
      <style:table-column-properties fo:break-before="auto" style:column-width="1.8091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66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1.111in" fo:break-before="auto" style:use-optimal-row-height="true"/>
    </style:style>
    <style:style style:name="ro6" style:family="table-row">
      <style:table-row-properties style:row-height="0.1744in" fo:break-before="auto" style:use-optimal-row-height="true"/>
    </style:style>
    <style:style style:name="ro7" style:family="table-row">
      <style:table-row-properties style:row-height="0.6492in" fo:break-before="auto" style:use-optimal-row-height="true"/>
    </style:style>
    <style:style style:name="ro8" style:family="table-row">
      <style:table-row-properties style:row-height="2.197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 style:family="table-cell" style:parent-style-name="Default" style:data-style-name="N100">
      <style:table-cell-properties fo:wrap-option="wrap"/>
    </style:style>
    <style:style style:name="ce3" style:family="table-cell" style:parent-style-name="Default" style:data-style-name="N100">
      <style:table-cell-properties fo:wrap-option="wrap"/>
      <style:text-properties style:font-name="Arial" style:font-name-asian="WenQuanYi Zen Hei" style:font-name-complex="Lohit Hindi"/>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Sheet1" table:style-name="ta1">
        <table:table-column table:style-name="co1" table:number-columns-repeated="4" table:default-cell-style-name="ce2"/>
        <table:table-column table:style-name="co2" table:default-cell-style-name="ce2"/>
        <table:table-column table:style-name="co3" table:default-cell-style-name="ce2"/>
        <table:table-row table:style-name="ro1">
          <table:table-cell table:style-name="Default" office:value-type="string">
            <text:p>Timeline of spirit/marie, 3d &amp; 3n.</text:p>
          </table:table-cell>
          <table:table-cell table:style-name="Default" table:number-columns-repeated="5"/>
        </table:table-row>
        <table:table-row table:style-name="ro2" table:number-rows-repeated="2">
          <table:table-cell table:style-name="Default" table:number-columns-repeated="6"/>
        </table:table-row>
        <table:table-row table:style-name="ro1">
          <table:table-cell table:style-name="Default" office:value-type="string">
            <text:p>TODO_20140521: Add more to this spreadsheet with the events on my notes sheet dated 2014-04-08 about JOnah/LOV/NaturalLaw/Spirit timeline.</text:p>
          </table:table-cell>
          <table:table-cell table:style-name="Default" table:number-columns-repeated="5"/>
        </table:table-row>
        <table:table-row table:style-name="ro2" table:number-rows-repeated="4">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10</text:p>
          </table:table-cell>
          <table:table-cell office:value-type="string">
            <text:p>Sunday, 1927-05-29</text:p>
          </table:table-cell>
          <table:table-cell/>
          <table:table-cell office:value-type="string">
            <text:p>@Dallas: RG &amp; Marie in Dallas. <text:s/>Marie to leave from Dallas on Sunshine Special in afternoon of June 4. <text:s/>Plans absolutely secret. <text:s/>RG to board same train that night at Texarkana.</text:p>
          </table:table-cell>
          <table:table-cell/>
        </table:table-row>
        <table:table-row table:style-name="ro4">
          <table:table-cell/>
          <table:table-cell office:value-type="string">
            <text:p>110</text:p>
          </table:table-cell>
          <table:table-cell office:value-type="string">
            <text:p>afternoon <text:s/>Saturday, 1927-06-04.</text:p>
          </table:table-cell>
          <table:table-cell/>
          <table:table-cell office:value-type="string">
            <text:p>@Dallas: Marie leaves from Dallas.</text:p>
          </table:table-cell>
          <table:table-cell/>
        </table:table-row>
        <table:table-row table:style-name="ro4">
          <table:table-cell/>
          <table:table-cell office:value-type="string">
            <text:p>110</text:p>
          </table:table-cell>
          <table:table-cell office:value-type="string">
            <text:p>Saturday, night of 1927-06-04</text:p>
          </table:table-cell>
          <table:table-cell/>
          <table:table-cell office:value-type="string">
            <text:p>@Texarkana: RG to board same train (Sunshine Special) as marie.</text:p>
          </table:table-cell>
          <table:table-cell/>
        </table:table-row>
        <table:table-row table:style-name="ro4">
          <table:table-cell/>
          <table:table-cell office:value-type="string">
            <text:p>115</text:p>
          </table:table-cell>
          <table:table-cell office:value-type="string">
            <text:p>7 pm, Saturday, 1927-06-04 </text:p>
          </table:table-cell>
          <table:table-cell/>
          <table:table-cell office:value-type="string">
            <text:p>RG walked into the Railroad Station at Texarkana nd bought a ticket for St. Louis with a reservation on the Sunshine Special . <text:s/>Greatest and happinest moment of his life. <text:s/></text:p>
          </table:table-cell>
          <table:table-cell/>
        </table:table-row>
        <table:table-row table:style-name="ro5">
          <table:table-cell/>
          <table:table-cell office:value-type="string">
            <text:p>116</text:p>
          </table:table-cell>
          <table:table-cell office:value-type="string">
            <text:p>A little late on Saturday night, 1927-06-04</text:p>
          </table:table-cell>
          <table:table-cell/>
          <table:table-cell office:value-type="string">
            <text:p>RG's heart in throat. <text:s/>Anxious. <text:s/>Signal light in the yard of the “Texas Pacific”. <text:s/>Glare of headlights. <text:s/>Awaiting moment when train would get about 20 miles out of Texarkana so he might go back and look for Marie. <text:s/>Semeed like years before the train crossed the Red River and Robert decided that it was safe to go back to the car where Marie was and see her. <text:s/>She flew into his arms and seemed the happiest woman in the world. RG too happy for words. <text:s text:c="2"/>They sat there and talked of their future plans until after midnight.</text:p>
          </table:table-cell>
          <table:table-cell/>
        </table:table-row>
        <table:table-row table:style-name="ro1" table:number-rows-repeated="6">
          <table:table-cell table:number-columns-repeated="6"/>
        </table:table-row>
        <table:table-row table:style-name="ro6">
          <table:table-cell/>
          <table:table-cell office:value-type="string">
            <text:p>250</text:p>
          </table:table-cell>
          <table:table-cell table:number-columns-repeated="2"/>
          <table:table-cell office:value-type="string">
            <text:p>RG goes <text:span text:style-name="T1">directly</text:span> to <text:span text:style-name="T1">Palm Beach</text:span>.</text:p>
          </table:table-cell>
          <table:table-cell/>
        </table:table-row>
        <table:table-row table:style-name="ro7">
          <table:table-cell/>
          <table:table-cell table:style-name="Default" office:value-type="float" office:value="257">
            <text:p>257</text:p>
          </table:table-cell>
          <table:table-cell office:value-type="string">
            <text:p>Sunday morning about 10 o'clock.</text:p>
          </table:table-cell>
          <table:table-cell office:value-type="string">
            <text:p>Could refer to June 5, 1927 [pg. 258]</text:p>
          </table:table-cell>
          <table:table-cell office:value-type="string">
            <text:p>RG boards local airplane for <text:span text:style-name="T1">Silver Springs</text:span>, arrives in afternoon.</text:p>
          </table:table-cell>
          <table:table-cell/>
        </table:table-row>
        <table:table-row table:style-name="ro4">
          <table:table-cell/>
          <table:table-cell office:value-type="string">
            <text:p>260</text:p>
          </table:table-cell>
          <table:table-cell office:value-type="string">
            <text:p>The next morning, sunrise.</text:p>
          </table:table-cell>
          <table:table-cell/>
          <table:table-cell office:value-type="string">
            <text:p>RG to go to <text:span text:style-name="T1">Silver Springs </text:span>to see this beautiful spot as the sun was rising.</text:p>
          </table:table-cell>
          <table:table-cell office:value-type="string">
            <text:p>Silver Springs: Beautiful.</text:p>
          </table:table-cell>
        </table:table-row>
        <table:table-row table:style-name="ro5">
          <table:table-cell/>
          <table:table-cell office:value-type="string">
            <text:p>257</text:p>
          </table:table-cell>
          <table:table-cell table:number-columns-repeated="2"/>
          <table:table-cell office:value-type="string">
            <text:p>It was a fitting setting for the scene. <text:s/>The day was beautiful, the sunshine at its best. <text:s/>RG had watched the plane as it flew swiftly across the country. <text:s/>Wonderful work of the hand of Nature in painting beauty grander than any hand of man could ever do. <text:s/>Here he thought of something that he would write of Marie in contrast to her beauty. <text:s/>After thoughts of Marie's beauty had flitted thru RG's brain and his dream and hope for Marie had revived, he was feeling hopeful and enthusiastic. <text:s/></text:p>
          </table:table-cell>
          <table:table-cell/>
        </table:table-row>
        <table:table-row table:style-name="ro4">
          <table:table-cell table:number-columns-repeated="4"/>
          <table:table-cell office:value-type="string">
            <text:p>About<text:span text:style-name="T1"> SIlver Springs</text:span>: pg. 269: Most beautiful spot in FL. <text:s/>pg. 269-270: Info received made RG happy b/c info received here that he is sure Marie is alive and will return. <text:s/></text:p>
          </table:table-cell>
          <table:table-cell/>
        </table:table-row>
        <table:table-row table:style-name="ro4">
          <table:table-cell/>
          <table:table-cell office:value-type="string">
            <text:p>265</text:p>
          </table:table-cell>
          <table:table-cell table:number-columns-repeated="2"/>
          <table:table-cell office:value-type="string">
            <text:p>RG believes “Laughing Waters” via Lady Beresford. <text:s/>Laughing Waters had drowned herself at the Laughing Waters give comfort. <text:s/>Gets understanding of Bible and natural laws.</text:p>
          </table:table-cell>
          <table:table-cell/>
        </table:table-row>
        <table:table-row table:style-name="ro6">
          <table:table-cell/>
          <table:table-cell office:value-type="string">
            <text:p>266</text:p>
          </table:table-cell>
          <table:table-cell table:number-columns-repeated="2"/>
          <table:table-cell office:value-type="string">
            <text:p>RG prepares to depart from Silver Springs.</text:p>
          </table:table-cell>
          <table:table-cell/>
        </table:table-row>
        <table:table-row table:style-name="ro6">
          <table:table-cell/>
          <table:table-cell office:value-type="string">
            <text:p>266</text:p>
          </table:table-cell>
          <table:table-cell table:number-columns-repeated="2"/>
          <table:table-cell office:value-type="string">
            <text:p>RG to go <text:span text:style-name="T1">direct</text:span> to <text:span text:style-name="T1">NY</text:span>.</text:p>
          </table:table-cell>
          <table:table-cell/>
        </table:table-row>
        <table:table-row table:style-name="ro4">
          <table:table-cell/>
          <table:table-cell office:value-type="string">
            <text:p>267</text:p>
          </table:table-cell>
          <table:table-cell office:value-type="string">
            <text:p>Past winter [Winter 1928-1929]</text:p>
          </table:table-cell>
          <table:table-cell/>
          <table:table-cell office:value-type="string">
            <text:p>Lady Beresford had friends in England spend past winter at <text:span text:style-name="T1">Sebring</text:span>. <text:s/>Sebring: Fountain of Youth. <text:s/>More <text:span text:style-name="T2">sunshine</text:span> than any other place in FL. <text:s/></text:p>
          </table:table-cell>
          <table:table-cell office:value-type="string">
            <text:p>Sebring: Sunshine.</text:p>
          </table:table-cell>
        </table:table-row>
        <table:table-row table:style-name="ro8">
          <table:table-cell/>
          <table:table-cell office:value-type="string">
            <text:p>267</text:p>
          </table:table-cell>
          <table:table-cell office:value-type="string">
            <text:p>March 27, [1929]</text:p>
          </table:table-cell>
          <table:table-cell office:value-type="string">
            <text:p>Could be March 27, 1930, becaue of pg. 270's request for Walter&amp;Edna to take the trip next March or Early April, when Nature is at her best.</text:p>
          </table:table-cell>
          <table:table-cell office:value-type="string">
            <text:p><text:span text:style-name="T1">Sebring</text:span> arrival: Lady Beresford and RG. <text:s/>Fishing good. <text:s/>Golf links. <text:s/>His health began to improve a few days after he arrived. <text:s/>Time went by rapidly and a month was gone before RG knew it. <text:s/>Fountain of Youth found. <text:s/>Love nature. <text:s/>Beautiful scenery around Sebring deLIGHTed him, made him forget troubles, caused him to be more hopeful of the future. <text:s/>This is the place to restore Marie.</text:p>
          </table:table-cell>
          <table:table-cell/>
        </table:table-row>
        <table:table-row table:style-name="ro7">
          <table:table-cell/>
          <table:table-cell office:value-type="string">
            <text:p>269</text:p>
          </table:table-cell>
          <table:table-cell office:value-type="string">
            <text:p>Latter part of April [1929]</text:p>
          </table:table-cell>
          <table:table-cell/>
          <table:table-cell office:value-type="string">
            <text:p>RG decides he must return to NY and take up his duties. <text:s/>Owed great debt of gratitude for comforting messages thru “Laughing Waters”, was under lasting obligation for the great kindess in bringing him to <text:span text:style-name="T1">Sebring</text:span> where he had fully regained his health. <text:s/></text:p>
          </table:table-cell>
          <table:table-cell/>
        </table:table-row>
        <table:table-row table:style-name="ro4">
          <table:table-cell/>
          <table:table-cell office:value-type="string">
            <text:p>269</text:p>
          </table:table-cell>
          <table:table-cell table:number-columns-repeated="2"/>
          <table:table-cell office:value-type="string">
            <text:p>As RG started toward NY, his heart was light, his hopes were revived and he had greater faith than ever that Marie was alive and would in the not distance future return to him. </text:p>
          </table:table-cell>
          <table:table-cell/>
        </table:table-row>
        <table:table-row table:style-name="ro6">
          <table:table-cell/>
          <table:table-cell office:value-type="string">
            <text:p>269</text:p>
          </table:table-cell>
          <table:table-cell table:number-columns-repeated="2"/>
          <table:table-cell table:style-name="ce3" office:value-type="string">
            <text:p><text:s/>When RG arrived in NY, he went <text:span text:style-name="T1">direct</text:span> to his office and laboratory.</text:p>
          </table:table-cell>
          <table:table-cell/>
        </table:table-row>
        <table:table-row table:style-name="ro1" table:number-rows-repeated="25">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4-05-21T17:14:38</meta:creation-date>
    <dc:date>2014-05-21T19:25:10</dc:date>
    <dc:creator>Ryan </dc:creator>
    <meta:editing-duration>PT44M10S</meta:editing-duration>
    <meta:editing-cycles>2</meta:editing-cycles>
    <meta:generator>LibreOffice/3.6$Linux_X86_64 LibreOffice_project/360m1$Build-304</meta:generator>
    <meta:document-statistic meta:table-count="1" meta:cell-count="57" meta:object-count="0"/>
  </office:meta>
</office:document-meta>
</file>